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ccccc" fo:background-color="#1f1f1f"/>
    </style:style>
    <style:style style:name="P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fo:color="#b5cea8" style:font-name="Consolas" fo:font-size="10.5pt" fo:font-weight="normal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fo:color="#d4d4d4" style:font-name="Consolas" fo:font-size="10.5pt" fo:font-weight="normal"/>
    </style:style>
    <style:style style:name="T11" style:family="text">
      <style:text-properties fo:color="#6a9955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Sicherstellen, dass alle Tabellen existieren und keine inkonsistenten Fremdschlüssel oder CHECK-Fehler auftreten</text:p>
      <text:p text:style-name="P1"><text:span text:style-name="T1">DROP</text:span> <text:span text:style-name="T1">TABLE</text:span> <text:span text:style-name="T3">Kartell_Kunde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artell_Mitarbeit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Chemik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Vertriebl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Schmuggl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Drogena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bo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ger_Inventa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gera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Produk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Wird_Hergestell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Wird_Verkauf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verkauf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transportie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enn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ann_Herstellen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besitzt</text:span> <text:span text:style-name="T1">CASCADE</text:span> <text:span text:style-name="T3">CONSTRAINTS</text:span>;</text:p>
      <text:p text:style-name="P4"/>
      <text:p text:style-name="P3">-- Tabelle: Kartell-Mitarbeiter</text:p>
      <text:p text:style-name="P1"><text:span text:style-name="T1">CREATE</text:span> <text:span text:style-name="T1">TABLE</text:span> <text:span text:style-name="T3">Kartell_Mitarbeiter</text:span> (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2">Name</text:span><text:span text:style-name="T5"> </text:span><text:span text:style-name="T6">VARCHAR2</text:span><text:span text:style-name="T5">(</text:span><text:span text:style-name="T7">50</text:span><text:span text:style-name="T5">) </text:span><text:span text:style-name="T2">NOT</text:span><text:span text:style-name="T5"> </text:span><text:span text:style-name="T2">NULL</text:span><text:span text:style-name="T5">,  </text:span><text:span text:style-name="T11">-- Erhöht, um längere Namen zu ermöglichen</text:span></text:p>
      <text:p text:style-name="P2">    <text:span text:style-name="T2">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2">Status</text:span><text:span text:style-name="T5"> </text:span><text:span text:style-name="T8">IN</text:span><text:span text:style-name="T5"> (</text:span><text:span text:style-name="T9">'verfügbar'</text:span><text:span text:style-name="T5">, </text:span><text:span text:style-name="T9">'beschäftigt'</text:span><text:span text:style-name="T5">, </text:span><text:span text:style-name="T9">'auf Regierungsliste'</text:span><text:span text:style-name="T5">, </text:span><text:span text:style-name="T9">'in Verwahrung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alt</text:span><text:span text:style-name="T5"> </text:span><text:span text:style-name="T6">NUMBER</text:span><text:span text:style-name="T5">(</text:span><text:span text:style-name="T7">8</text:span><text:span text:style-name="T5">,</text:span><text:span text:style-name="T7">2</text:span><text:span text:style-name="T5">),  </text:span><text:span text:style-name="T11">-- Erhöht für größere Gehälter</text:span></text:p>
      <text:p text:style-name="P2">    <text:span text:style-name="T4">Eintritt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  </text:span><text:span text:style-name="T11">-- Erhöht für internationale Nummern</text:span></text:p>
      <text:p text:style-name="P2">    <text:span text:style-name="T4">Adresse</text:span><text:span text:style-name="T5"> </text:span><text:span text:style-name="T6">VARCHAR2</text:span><text:span text:style-name="T5">(</text:span><text:span text:style-name="T7">100</text:span><text:span text:style-name="T5">) </text:span><text:span text:style-name="T2">NOT</text:span><text:span text:style-name="T5"> </text:span><text:span text:style-name="T2">NULL</text:span><text:span text:style-name="T5">  </text:span><text:span text:style-name="T11">-- Erhöht für längere Adressen</text:span></text:p>
      <text:p text:style-name="P1">);</text:p>
      <text:p text:style-name="P4"/>
      <text:p text:style-name="P3">-- Tabelle: Chemiker (Spezialisierung von Kartell-Mitarbeiter)</text:p>
      <text:p text:style-name="P1"><text:span text:style-name="T1">CREATE</text:span> <text:span text:style-name="T1">TABLE</text:span> <text:span text:style-name="T3">Chemiker</text:span> (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Bildungsgrad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Bildungsgrad</text:span><text:span text:style-name="T5"> </text:span><text:span text:style-name="T8">IN</text:span><text:span text:style-name="T5"> (</text:span><text:span text:style-name="T9">'ohne'</text:span><text:span text:style-name="T5">, </text:span><text:span text:style-name="T9">'Diplom'</text:span><text:span text:style-name="T5">, </text:span><text:span text:style-name="T9">'Doktor'</text:span><text:span text:style-name="T5">, </text:span><text:span text:style-name="T9">'Professor'</text:span><text:span text:style-name="T5">, </text:span><text:span text:style-name="T9">'Andere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Unfallrate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Unfallrate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notwendigeAssisten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notwendigeAssisten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Chemik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Schmuggler (Spezialisierung von Kartell-Mitarbeiter)</text:p>
      <text:p text:style-name="P1"><text:span text:style-name="T1">CREATE</text:span> <text:span text:style-name="T1">TABLE</text:span> <text:span text:style-name="T3">Schmuggler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Route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    <text:span text:style-name="T4">Risikobereitschaft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Risikobereitschaft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Verschwiegenhei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Verschwiegenheit</text:span><text:span text:style-name="T5"> </text:span><text:span text:style-name="T8">IN</text:span><text:span text:style-name="T5"> (</text:span><text:span text:style-name="T9">'Plaudertasche'</text:span><text:span text:style-name="T5">, </text:span><text:soft-page-break/><text:span text:style-name="T9">'bestechlich'</text:span><text:span text:style-name="T5">, </text:span><text:span text:style-name="T9">'naiver Prahler'</text:span><text:span text:style-name="T5">, </text:span><text:span text:style-name="T9">'verschwiegen'</text:span><text:span text:style-name="T5">, </text:span><text:span text:style-name="T9">'Informationssafe'</text:span><text:span text:style-name="T5">)),</text:span></text:p>
      <text:p text:style-name="P2">    <text:span text:style-name="T2">CONSTRAINT</text:span><text:span text:style-name="T5"> </text:span><text:span text:style-name="T4">fk_Schmugg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Vertriebler (Spezialisierung von Kartell-Mitarbeiter)</text:p>
      <text:p text:style-name="P1"><text:span text:style-name="T1">CREATE</text:span> <text:span text:style-name="T1">TABLE</text:span> <text:span text:style-name="T3">Vertriebler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Charisma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Charisma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,</text:span></text:p>
      <text:p text:style-name="P2">    <text:span text:style-name="T4">Quote</text:span><text:span text:style-name="T5"> </text:span><text:span text:style-name="T6">NUMBER</text:span><text:span text:style-name="T5">(</text:span><text:span text:style-name="T7">5</text:span><text:span text:style-name="T5">,</text:span><text:span text:style-name="T7">0</text:span><text:span text:style-name="T5">),</text:span></text:p>
      <text:p text:style-name="P2">    <text:span text:style-name="T4">verpassteQuo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verpassteQuo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Vertrieb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Kartell-Kunde</text:p>
      <text:p text:style-name="P1"><text:span text:style-name="T1">CREATE</text:span> <text:span text:style-name="T1">TABLE</text:span> <text:span text:style-name="T3">Kartell_Kunde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  </text:span><text:span text:style-name="T11">-- Erhöht für längere Aliase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rstkauf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inkaufsverlauf</text:span><text:span text:style-name="T5"> </text:span><text:span text:style-name="T6">VARCHAR2</text:span><text:span text:style-name="T5">(</text:span><text:span text:style-name="T7">255</text:span><text:span text:style-name="T5">)</text:span></text:p>
      <text:p text:style-name="P1">);</text:p>
      <text:p text:style-name="P4"/>
      <text:p text:style-name="P3">-- Tabelle: Lagerart</text:p>
      <text:p text:style-name="P1"><text:span text:style-name="T1">CREATE</text:span> <text:span text:style-name="T1">TABLE</text:span> <text:span text:style-name="T3">Lagerart</text:span> (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aximaleKapazitaet</text:span><text:span text:style-name="T5"> </text:span><text:span text:style-name="T6">NUMBER</text:span><text:span text:style-name="T5">(</text:span><text:span text:style-name="T7">9</text:span><text:span text:style-name="T5">,</text:span><text:span text:style-name="T7">0</text:span><text:span text:style-name="T5">) </text:span><text:span text:style-name="T2">CHECK</text:span><text:span text:style-name="T5"> (</text:span><text:span text:style-name="T4">MaximaleKapazitaet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InventarWechselInterval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BesuchsInterval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</text:span></text:p>
      <text:p text:style-name="P1">);</text:p>
      <text:p text:style-name="P4"/>
      <text:p text:style-name="P3">-- Tabelle: Lager</text:p>
      <text:p text:style-name="P1"><text:span text:style-name="T1">CREATE</text:span> <text:span text:style-name="T1">TABLE</text:span> <text:span text:style-name="T3">Lager_Inventar</text:span> (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rt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eimhaltungs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Geheimhaltungsstatus</text:span><text:span text:style-name="T5"> </text:span><text:span text:style-name="T8">IN</text:span><text:span text:style-name="T5"> (</text:span><text:span text:style-name="T9">'unbekannt'</text:span><text:span text:style-name="T5">, </text:span><text:span text:style-name="T9">'vermutet'</text:span><text:span text:style-name="T5">, </text:span><text:span text:style-name="T9">'entdeckt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O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roe</text:span><text:span text:style-name="T5">ße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Einlager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Inventar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</text:span></text:p>
      <text:p text:style-name="P1">);</text:p>
      <text:p text:style-name="P4"/>
      <text:p text:style-name="P3">-- Tabelle: Drogenart</text:p>
      <text:p text:style-name="P1"><text:span text:style-name="T1">CREATE</text:span> <text:span text:style-name="T1">TABLE</text:span> <text:span text:style-name="T3">Drogenar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Aggregatsa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Aggregatsart</text:span><text:span text:style-name="T5"> </text:span><text:span text:style-name="T8">IN</text:span><text:span text:style-name="T5"> (</text:span><text:span text:style-name="T9">'Flüssigkeit'</text:span><text:span text:style-name="T5">, </text:span><text:span text:style-name="T9">'Pille'</text:span><text:span text:style-name="T5">, </text:span><text:span text:style-name="T9">'Pulver'</text:span><text:span text:style-name="T5">, </text:span><text:span text:style-name="T9">'Aerosol'</text:span><text:span text:style-name="T5">, </text:span><text:span text:style-name="T9">'Kristall'</text:span><text:span text:style-name="T5">, </text:span><text:span text:style-name="T9">'Feststoff'</text:span><text:span text:style-name="T5">)),</text:span></text:p>
      <text:p text:style-name="P2">    <text:span text:style-name="T4">Zutaten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<text:soft-page-break/>    <text:span text:style-name="T4">Kochzeit</text:span><text:span text:style-name="T5">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Abhaengigkeitsfaktor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Abhaengigkeitsfaktor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KochGefahrenleve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Gefahren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</text:span><text:span text:style-name="T5">)</text:span></text:p>
      <text:p text:style-name="P1">);</text:p>
      <text:p text:style-name="P4"/>
      <text:p text:style-name="P3">-- Tabelle: Produkt</text:p>
      <text:p text:style-name="P1"><text:span text:style-name="T1">CREATE</text:span> <text:span text:style-name="T1">TABLE</text:span> <text:span text:style-name="T3">Produk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Preis</text:span><text:span text:style-name="T5"> </text:span><text:span text:style-name="T6">NUMBER</text:span><text:span text:style-name="T5">(</text:span><text:span text:style-name="T7">8</text:span><text:span text:style-name="T5">,</text:span><text:span text:style-name="T7">2</text:span><text:span text:style-name="T5">),  </text:span><text:span text:style-name="T11">-- Erhöht für größere Preisspannen</text:span></text:p>
      <text:p text:style-name="P2">    <text:span text:style-name="T4">Herstell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Streckungsgrad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Gefahrenpotenzia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Gefahrenpotenzia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Chemik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Bezeichner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Produkt_Bezeichnung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er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Produkt_ChemikerNumm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</text:span></text:p>
      <text:p text:style-name="P1">);</text:p>
      <text:p text:style-name="P4"/>
      <text:p text:style-name="P3">-- Tabelle: Labor</text:p>
      <text:p text:style-name="P1"><text:span text:style-name="T1">CREATE</text:span> <text:span text:style-name="T1">TABLE</text:span> <text:span text:style-name="T3">Labor</text:span> (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ndort</text:span><text:span text:style-name="T5"> </text:span><text:span text:style-name="T6">VARCHAR2</text:span><text:span text:style-name="T5">(</text:span><text:span text:style-name="T7">50</text:span><text:span text:style-name="T5">) </text:span><text:span text:style-name="T2">NOT</text:span><text:span text:style-name="T5"> </text:span><text:span text:style-name="T2">NULL</text:span><text:span text:style-name="T5">,  </text:span><text:span text:style-name="T11">-- Erhöht für längere Standorte</text:span></text:p>
      <text:p text:style-name="P2">    <text:span text:style-name="T4">Ausstattung</text:span><text:span text:style-name="T5"> </text:span><text:span text:style-name="T6">VARCHAR2</text:span><text:span text:style-name="T5">(</text:span><text:span text:style-name="T7">50</text:span><text:span text:style-name="T5">),</text:span></text:p>
      <text:p text:style-name="P2">    <text:span text:style-name="T4">Kochplaetze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plaetze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Sicherheits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Sicherheits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</text:span></text:p>
      <text:p text:style-name="P1">);</text:p>
      <text:p text:style-name="P4"/>
      <text:p text:style-name="P3">-- Beziehungen einfügen</text:p>
      <text:p text:style-name="P4"/>
      <text:p text:style-name="P3">-- Tabelle: wird-hergestellt (Bezeichnung, LaborNummer)</text:p>
      <text:p text:style-name="P1"><text:span text:style-name="T1">CREATE</text:span> <text:span text:style-name="T1">TABLE</text:span> <text:span text:style-name="T3">Wird_Hergestell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Hergestellt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WirdHergestellt_Labo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borNummer</text:span><text:span text:style-name="T5">) </text:span><text:span text:style-name="T2">REFERENCES</text:span><text:span text:style-name="T5"> </text:span><text:span text:style-name="T4">Labor</text:span><text:span text:style-name="T5">(</text:span><text:span text:style-name="T4">Labo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LaborNummer</text:span><text:span text:style-name="T5">)</text:span></text:p>
      <text:p text:style-name="P1">);</text:p>
      <text:p text:style-name="P4"/>
      <text:p text:style-name="P3">-- Tabelle: kann-herstellen (Bezeichnung, ChemikerNummer)</text:p>
      <text:p text:style-name="P1"><text:span text:style-name="T1">CREATE</text:span> <text:span text:style-name="T1">TABLE</text:span> <text:span text:style-name="T3">Kann_Herstellen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KannHerstellen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KannHerstellen_Chemik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Numm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ChemikerNummer</text:span><text:span text:style-name="T5">)</text:span></text:p>
      <text:p text:style-name="P1"><text:soft-page-break/>);</text:p>
      <text:p text:style-name="P4"/>
      <text:p text:style-name="P3">-- Tabelle: besitzt (ProduktNummer, LagerNummer)</text:p>
      <text:p text:style-name="P1"><text:span text:style-name="T1">CREATE</text:span> <text:span text:style-name="T1">TABLE</text:span> <text:span text:style-name="T3">Besitz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Besitz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2">CONSTRAINT</text:span><text:span text:style-name="T5"> </text:span><text:span text:style-name="T4">fk_Besitz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Produkt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transportiert (SchmugglerNummer, LagerNummer)</text:p>
      <text:p text:style-name="P1"><text:span text:style-name="T1">CREATE</text:span> <text:span text:style-name="T1">TABLE</text:span> <text:span text:style-name="T3">Transportiert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Transportiert_Schmugg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SchmugglerNummer</text:span><text:span text:style-name="T5">) </text:span><text:span text:style-name="T2">REFERENCES</text:span><text:span text:style-name="T5"> </text:span><text:span text:style-name="T4">Schmuggler</text:span><text:span text:style-name="T5">(</text:span><text:span text:style-name="T4">SchmugglerNummer</text:span><text:span text:style-name="T5">),</text:span></text:p>
      <text:p text:style-name="P2">    <text:span text:style-name="T2">CONSTRAINT</text:span><text:span text:style-name="T5"> </text:span><text:span text:style-name="T4">fk_Transportier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Schmugg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verkauft (VertrieblerNummer, LagerNummer)</text:p>
      <text:p text:style-name="P1"><text:span text:style-name="T1">CREATE</text:span> <text:span text:style-name="T1">TABLE</text:span> <text:span text:style-name="T3">Verkauf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Verkauf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Verkauf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wird-verkauft (Alias, Telefonnummer, ProduktNummer)</text:p>
      <text:p text:style-name="P1"><text:span text:style-name="T1">CREATE</text:span> <text:span text:style-name="T1">TABLE</text:span> <text:span text:style-name="T3">Wird_Verkauft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</text:span>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Verkauft_Kunde</text:span><text:span text:style-name="T5"> </text:span><text:span text:style-name="T4">FOREIGN</text:span><text:span text:style-name="T5"> </text:span><text:span text:style-name="T2">KEY</text:span><text:span text:style-name="T5"> (</text:span><text:span text:style-name="T2">Alias</text:span><text:span text:style-name="T5">) </text:span><text:span text:style-name="T2">REFERENCES</text:span><text:span text:style-name="T5"> </text:span><text:span text:style-name="T4">Kartell_Kunde</text:span><text:span text:style-name="T5">(</text:span><text:span text:style-name="T2">Alias</text:span><text:span text:style-name="T5">),</text:span></text:p>
      <text:p text:style-name="P2">    <text:span text:style-name="T2">CONSTRAINT</text:span><text:span text:style-name="T5"> </text:span><text:span text:style-name="T4">fk_WirdVerkauf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2">Alias</text:span><text:span text:style-name="T5">, </text:span><text:span text:style-name="T4">ProduktNummer</text:span><text:span text:style-name="T5">)</text:span></text:p>
      <text:p text:style-name="P1">);</text:p>
      <text:p text:style-name="P4"/>
      <text:p text:style-name="P3">-- Tabelle: kennt (VertrieblerNummer, LagerTyp)</text:p>
      <text:p text:style-name="P1"><text:span text:style-name="T1">CREATE</text:span> <text:span text:style-name="T1">TABLE</text:span> <text:span text:style-name="T3">Kenn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<text:soft-page-break/>    <text:span text:style-name="T2">CONSTRAINT</text:span><text:span text:style-name="T5"> </text:span><text:span text:style-name="T4">fk_Kenn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Kennt_Lager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Typ</text:span><text:span text:style-name="T5">)</text:span></text:p>
      <text:p text:style-name="P1">);</text:p>
      <text:p text:style-name="P4"/>
      <text:p text:style-name="P3">-- end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6</meta:editing-cycles>
    <meta:generator>OpenOffice/4.1.14$Win32 OpenOffice.org_project/4114m1$Build-9811</meta:generator>
    <dc:date>2025-01-15T10:13:27.40</dc:date>
    <dc:creator>Ben </dc:creator>
    <meta:document-statistic meta:table-count="0" meta:image-count="0" meta:object-count="0" meta:page-count="5" meta:paragraph-count="168" meta:word-count="763" meta:character-count="7870"/>
    <meta:user-defined meta:name="Info 1"/>
    <meta:user-defined meta:name="Info 2"/>
    <meta:user-defined meta:name="Info 3"/>
    <meta:user-defined meta:name="Info 4"/>
  </office:meta>
</office:document-meta>
</file>